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nsize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calogram, 3 ones, with PCA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train_loss</text:p>
          </table:table-cell>
          <table:table-cell office:value-type="string" calcext:value-type="string">
            <text:p>train_acc</text:p>
          </table:table-cell>
        </table:table-row>
        <table:table-row table:style-name="ro1">
          <table:table-cell office:value-type="string" calcext:value-type="string">
            <text:p>learning_rate=0.001, patience=3, epochs=50</text:p>
          </table:table-cell>
          <table:table-cell table:number-columns-repeated="10"/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_seconds</text:p>
          </table:table-cell>
          <table:table-cell table:number-columns-repeated="8"/>
          <table:table-cell office:value-type="string" calcext:value-type="string">
            <text:p>Epo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units</text:p>
          </table:table-cell>
          <table:table-cell office:value-type="float" office:value="32" calcext:value-type="float">
            <text:p>32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9658" calcext:value-type="float">
            <text:p>0.96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74" calcext:value-type="float">
            <text:p>0.1374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9688" calcext:value-type="float">
            <text:p>0.96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9664" calcext:value-type="float">
            <text:p>0.9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8" calcext:value-type="float">
            <text:p>0.138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9688" calcext:value-type="float">
            <text:p>0.96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156" calcext:value-type="float">
            <text:p>0.156</text:p>
          </table:table-cell>
          <table:table-cell office:value-type="float" office:value="0.9683" calcext:value-type="float">
            <text:p>0.9683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9666" calcext:value-type="float">
            <text:p>0.96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92" calcext:value-type="float">
            <text:p>0.1392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8" calcext:value-type="float">
            <text:p>0.138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9688" calcext:value-type="float">
            <text:p>0.96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9675" calcext:value-type="float">
            <text:p>0.96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9" calcext:value-type="float">
            <text:p>0.139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9" calcext:value-type="float">
            <text:p>0.139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9688" calcext:value-type="float">
            <text:p>0.96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earning_rate=0.0005, patience=10, epochs=1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_second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units</text:p>
          </table:table-cell>
          <table:table-cell office:value-type="float" office:value="16" calcext:value-type="float">
            <text:p>16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9595" calcext:value-type="float">
            <text:p>0.959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922" calcext:value-type="float">
            <text:p>0.9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69" calcext:value-type="float">
            <text:p>0.1369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9688" calcext:value-type="float">
            <text:p>0.96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9672" calcext:value-type="float">
            <text:p>0.9672</text:p>
          </table:table-cell>
          <table:table-cell office:value-type="float" office:value="0.162" calcext:value-type="float">
            <text:p>0.162</text:p>
          </table:table-cell>
          <table:table-cell office:value-type="float" office:value="0.967" calcext:value-type="float">
            <text:p>0.967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9495" calcext:value-type="float">
            <text:p>0.94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75" calcext:value-type="float">
            <text:p>0.1375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41" calcext:value-type="float">
            <text:p>0.141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9688" calcext:value-type="float">
            <text:p>0.96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59" calcext:value-type="float">
            <text:p>0.15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628" calcext:value-type="float">
            <text:p>0.96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82" calcext:value-type="float">
            <text:p>0.1382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9688" calcext:value-type="float">
            <text:p>0.96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57" calcext:value-type="float">
            <text:p>0.157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9655" calcext:value-type="float">
            <text:p>0.96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97" calcext:value-type="float">
            <text:p>0.1397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9688" calcext:value-type="float">
            <text:p>0.96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9666" calcext:value-type="float">
            <text:p>0.96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99" calcext:value-type="float">
            <text:p>0.1399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9688" calcext:value-type="float">
            <text:p>0.96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</table:table>
      <table:table table:name="non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calogram, 3 seconds, with PCA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train_loss</text:p>
          </table:table-cell>
          <table:table-cell office:value-type="string" calcext:value-type="string">
            <text:p>train_acc</text:p>
          </table:table-cell>
        </table:table-row>
        <table:table-row table:style-name="ro1">
          <table:table-cell office:value-type="string" calcext:value-type="string">
            <text:p>learning_rate=0.0005, patience=10, epochs=100</text:p>
          </table:table-cell>
          <table:table-cell table:number-columns-repeated="10"/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_ones</text:p>
          </table:table-cell>
          <table:table-cell table:number-columns-repeated="8"/>
          <table:table-cell office:value-type="string" calcext:value-type="string">
            <text:p>Epo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units</text:p>
          </table:table-cell>
          <table:table-cell office:value-type="float" office:value="16" calcext:value-type="float">
            <text:p>16</text:p>
          </table:table-cell>
          <table:table-cell office:value-type="float" office:value="0.14" calcext:value-type="float">
            <text:p>0.14</text:p>
          </table:table-cell>
          <table:table-cell office:value-type="float" office:value="0.979" calcext:value-type="float">
            <text:p>0.979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9595" calcext:value-type="float">
            <text:p>0.9595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8842" calcext:value-type="float">
            <text:p>0.88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934" calcext:value-type="float">
            <text:p>0.0934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8964" calcext:value-type="float">
            <text:p>0.8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162" calcext:value-type="float">
            <text:p>0.162</text:p>
          </table:table-cell>
          <table:table-cell office:value-type="float" office:value="0.967" calcext:value-type="float">
            <text:p>0.967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8906" calcext:value-type="float">
            <text:p>0.8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596" calcext:value-type="float">
            <text:p>0.0596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8964" calcext:value-type="float">
            <text:p>0.8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8904" calcext:value-type="float">
            <text:p>0.89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575" calcext:value-type="float">
            <text:p>0.0575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332" calcext:value-type="float">
            <text:p>0.332</text:p>
          </table:table-cell>
          <table:table-cell office:value-type="float" office:value="0.8964" calcext:value-type="float">
            <text:p>0.8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8907" calcext:value-type="float">
            <text:p>0.8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578" calcext:value-type="float">
            <text:p>0.0578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8963" calcext:value-type="float">
            <text:p>0.89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946" calcext:value-type="float">
            <text:p>0.946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8909" calcext:value-type="float">
            <text:p>0.89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577" calcext:value-type="float">
            <text:p>0.0577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336" calcext:value-type="float">
            <text:p>0.336</text:p>
          </table:table-cell>
          <table:table-cell office:value-type="float" office:value="0.8964" calcext:value-type="float">
            <text:p>0.8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</table:table>
      <table:table table:name="signalaxi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calogram, 3 seconds, 3 ones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train_loss</text:p>
          </table:table-cell>
          <table:table-cell office:value-type="string" calcext:value-type="string">
            <text:p>train_acc</text:p>
          </table:table-cell>
        </table:table-row>
        <table:table-row table:style-name="ro1">
          <table:table-cell office:value-type="string" calcext:value-type="string">
            <text:p>learning_rate=0.0005, patience=10, epochs=100</text:p>
          </table:table-cell>
          <table:table-cell table:number-columns-repeated="10"/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_seconds</text:p>
          </table:table-cell>
          <table:table-cell table:number-columns-repeated="8"/>
          <table:table-cell office:value-type="string" calcext:value-type="string">
            <text:p>Epo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p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units</text:p>
          </table:table-cell>
          <table:table-cell office:value-type="float" office:value="16" calcext:value-type="float">
            <text:p>16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9595" calcext:value-type="float">
            <text:p>0.95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586" calcext:value-type="float">
            <text:p>0.1586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9694" calcext:value-type="float">
            <text:p>0.96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63" calcext:value-type="float">
            <text:p>0.163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9666" calcext:value-type="float">
            <text:p>0.9666</text:p>
          </table:table-cell>
          <table:table-cell office:value-type="float" office:value="0.163" calcext:value-type="float">
            <text:p>0.163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162" calcext:value-type="float">
            <text:p>0.162</text:p>
          </table:table-cell>
          <table:table-cell office:value-type="float" office:value="0.967" calcext:value-type="float">
            <text:p>0.9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9" calcext:value-type="float">
            <text:p>0.139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9694" calcext:value-type="float">
            <text:p>0.96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9668" calcext:value-type="float">
            <text:p>0.9668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9666" calcext:value-type="float">
            <text:p>0.9666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967" calcext:value-type="float">
            <text:p>0.967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9675" calcext:value-type="float">
            <text:p>0.96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9694" calcext:value-type="float">
            <text:p>0.96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967" calcext:value-type="float">
            <text:p>0.967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9671" calcext:value-type="float">
            <text:p>0.96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9694" calcext:value-type="float">
            <text:p>0.96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9684" calcext:value-type="float">
            <text:p>0.96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405" calcext:value-type="float">
            <text:p>0.1405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9694" calcext:value-type="float">
            <text:p>0.96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20:33:23.360454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Jiokeng</meta:initial-creator>
    <meta:creation-date>2020-05-11T15:33:17.504952245</meta:creation-date>
    <dc:date>2020-05-28T11:15:50.404484520</dc:date>
    <dc:creator>Kevin Jiokeng</dc:creator>
    <meta:editing-duration>PT1H44M12S</meta:editing-duration>
    <meta:editing-cycles>14</meta:editing-cycles>
    <meta:generator>LibreOffice/6.2.8.2$Linux_X86_64 LibreOffice_project/20$Build-2</meta:generator>
    <meta:document-statistic meta:table-count="3" meta:cell-count="444" meta:object-count="0"/>
  </office:meta>
</office:document-meta>
</file>